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1.579cm" fo:break-before="auto" style:use-optimal-row-height="true"/>
    </style:style>
    <style:style style:name="ro12" style:family="table-row">
      <style:table-row-properties style:row-height="1.439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ea75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style:text-line-through-type="single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138.106cm" svg:y="115.478cm">
            <draw:text-box>
              <text:p><text:span text:style-name="T1">En desuso.-</text:span></text:p>
            </draw:text-box>
          </draw:frame>
          <draw:frame draw:z-index="1" draw:style-name="gr1" draw:text-style-name="P1" svg:width="26.391cm" svg:height="7.303cm" svg:x="240.073cm" svg:y="118.546cm">
            <draw:text-box>
              <text:p><text:span text:style-name="T1">En desuso.-</text:span></text:p>
            </draw:text-box>
          </draw:frame>
          <draw:frame draw:z-index="2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3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4" draw:style-name="gr2" draw:text-style-name="P2" svg:width="26.391cm" svg:height="7.303cm" svg:x="340.191cm" svg:y="118.693cm">
            <draw:text-box>
              <text:p><text:span text:style-name="T2">Actualizar.-</text:span></text:p>
            </draw:text-box>
          </draw:frame>
          <draw:frame draw:z-index="5" draw:style-name="gr2" draw:text-style-name="P2" svg:width="26.391cm" svg:height="7.303cm" svg:x="373.38cm" svg:y="118.693cm">
            <draw:text-box>
              <text:p><text:span text:style-name="T2">Actualizar.-</text:span></text:p>
            </draw:text-box>
          </draw:frame>
          <draw:frame draw:z-index="6" draw:style-name="gr2" draw:text-style-name="P2" svg:width="26.391cm" svg:height="7.303cm" svg:x="406.57cm" svg:y="118.693cm">
            <draw:text-box>
              <text:p><text:span text:style-name="T2">Actualizar.-</text:span></text:p>
            </draw:text-box>
          </draw:frame>
          <draw:frame draw:z-index="7" draw:style-name="gr2" draw:text-style-name="P2" svg:width="26.391cm" svg:height="7.303cm" svg:x="439.758cm" svg:y="118.693cm">
            <draw:text-box>
              <text:p><text:span text:style-name="T2">Actualizar.-</text:span></text:p>
            </draw:text-box>
          </draw:frame>
          <draw:frame draw:z-index="8" draw:style-name="gr2" draw:text-style-name="P2" svg:width="26.391cm" svg:height="7.303cm" svg:x="472.948cm" svg:y="118.693cm">
            <draw:text-box>
              <text:p><text:span text:style-name="T2">Actualizar.-</text:span></text:p>
            </draw:text-box>
          </draw:frame>
          <draw:frame draw:z-index="9" draw:style-name="gr2" draw:text-style-name="P2" svg:width="26.391cm" svg:height="7.303cm" svg:x="506.137cm" svg:y="118.693cm">
            <draw:text-box>
              <text:p><text:span text:style-name="T2">Actualizar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“Locura sana”</text:span> II (Nivel 9)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6">
          <table:table-cell table:style-name="ce1"/>
          <table:table-cell table:number-columns-repeated="127"/>
        </table:table-row>
        <table:table-row table:style-name="ro6"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8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2"/>
        </table:table-row>
        <table:table-row table:style-name="ro6"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0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0" table:number-columns-spanned="1" table:number-rows-spanned="4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3" office:value-type="string" calcext:value-type="string" table:number-columns-spanned="127" table:number-rows-spanned="1">
            <text:p>Patrón Ga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60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30hs:</text:span>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4">Respuesta a 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3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3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3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</table:table-row>
        <table:table-row table:style-name="ro8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14:30hs:</text:p>
            <text:p><text:span text:style-name="T4">Estudio/</text:span></text:p>
            <text:p><text:span text:style-name="T4">Trabajo</text:span></text:p>
            <text:p><text:span text:style-name="T3">17:3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Situaciones</text:span></text:p>
            <text:p><text:span text:style-name="T4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4">Respuesta a </text:span></text:p>
            <text:p><text:span text:style-name="T4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3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8"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Respuesta a </text:span></text:p>
            <text:p><text:span text:style-name="T4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3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2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2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21:00hs</text:span></text:p>
            <text:p><text:span text:style-name="T4">-</text:span></text:p>
            <text:p><text:span text:style-name="T4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Épsilon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60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60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60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table:number-columns-repeated="5"/>
          <table:table-cell table:style-name="ce60" table:number-columns-spanned="1" table:number-rows-spanned="10"/>
          <table:table-cell/>
          <table:table-cell table:style-name="ce13"/>
          <table:table-cell table:number-columns-repeated="5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</table:table-row>
        <table:table-row table:style-name="ro7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Delt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 table:number-columns-repeated="9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48"/>
        </table:table-row>
        <table:table-row table:style-name="ro8">
          <table:table-cell table:number-columns-repeated="7"/>
          <table:table-cell table:style-name="ce60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4">09:30hs:</text:span></text:p>
            <text:p><text:span text:style-name="T4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4">08:30hs:Estudio/</text:span></text:p>
            <text:p><text:span text:style-name="T4">trabajo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0:50hs: </text:span></text:p>
            <text:p><text:span text:style-name="T4">Código Libre</text:span></text:p>
            <text:p><text:span text:style-name="T3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2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3"/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3"/>
          <table:table-cell table:style-name="Default"/>
          <table:covered-table-cell/>
          <table:table-cell table:number-columns-repeated="7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</table:table-row>
        <table:table-row table:style-name="ro8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5:00hs: Galactic</text:p>
            <text:p>Gym</text:p>
            <text:p><text:span text:style-name="T3">17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office:value-type="string" calcext:value-type="string">
            <text:p><text:span text:style-name="T4">14:30hs: </text:span></text:p>
            <text:p><text:span text:style-name="T4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table:number-columns-repeated="3"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<text:span text:style-name="T4">14:30hs:Galactic</text:span></text:p>
            <text:p><text:span text:style-name="T4">Gym</text:span></text:p>
            <text:p><text:span text:style-name="T3">16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table:number-columns-repeated="3"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3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/>
          <table:table-cell table:style-name="ce48" office:value-type="string" calcext:value-type="string">
            <text:p><text:span text:style-name="T4">15:30hs:Estudio/</text:span></text:p>
            <text:p><text:span text:style-name="T4">Trabajo</text:span></text:p>
            <text:p><text:span text:style-name="T3">17:0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3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4">16:00hs:</text:span></text:p>
            <text:p><text:span text:style-name="T4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4">15:3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-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Baño</text:span></text:p>
            <text:p><text:span text:style-name="T7">-17:00hs-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30hs:</text:span></text:p>
            <text:p><text:span text:style-name="T4">Código</text:span></text:p>
            <text:p><text:span text:style-name="T4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8">
          <table:table-cell table:number-columns-repeated="7"/>
          <table:table-cell table:style-name="ce60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style-name="ce60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18:00hs: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3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3">20:2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4">23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3">21:00hs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;20hs-</text:span></text:p>
          </table:table-cell>
          <table:table-cell office:value-type="string" calcext:value-type="string">
            <text:p><text:span text:style-name="T4">21:00hs: </text:span></text:p>
            <text:p><text:span text:style-name="T4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4">22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1:00hs:</text:span></text:p>
            <text:p><text:span text:style-name="T4">Estudio/</text:span></text:p>
            <text:p><text:span text:style-name="T4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4">23:20hs:</text:span></text:p>
            <text:p><text:span text:style-name="T4">Estudio/</text:span></text:p>
            <text:p><text:span text:style-name="T4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3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4">21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3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4">22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Platteau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3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60" table:number-columns-spanned="1" table:number-rows-spanned="15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3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00:00hs:</text:p>
            <text:p>Durmiendo</text:p>
            <text:p><text:span text:style-name="T3">03:00hs</text:span></text:p>
          </table:table-cell>
          <table:table-cell table:style-name="ce17" office:value-type="string" calcext:value-type="string">
            <text:p><text:span text:style-name="T4">00:00hs:</text:span></text:p>
            <text:p><text:span text:style-name="T4">Durmiendo</text:span></text:p>
            <text:p><text:span text:style-name="T9">03:00hs</text:span></text:p>
          </table:table-cell>
          <table:table-cell table:style-name="ce17" office:value-type="string" calcext:value-type="string">
            <text:p><text:span text:style-name="T4">00:00hs:</text:span></text:p>
            <text:p><text:span text:style-name="T4">Durmiendo</text:span></text:p>
            <text:p><text:span text:style-name="T9">03:00hs</text:span></text:p>
          </table:table-cell>
          <table:table-cell table:style-name="ce17" office:value-type="string" calcext:value-type="string">
            <text:p><text:span text:style-name="T4">00:00hs:</text:span></text:p>
            <text:p><text:span text:style-name="T4">Durmiendo</text:span></text:p>
            <text:p><text:span text:style-name="T9">03:00hs</text:span></text:p>
          </table:table-cell>
          <table:table-cell table:style-name="ce17" office:value-type="string" calcext:value-type="string">
            <text:p><text:span text:style-name="T4">00:00hs:</text:span></text:p>
            <text:p><text:span text:style-name="T4">Durmiendo</text:span></text:p>
            <text:p><text:span text:style-name="T9">03:00hs</text:span></text:p>
          </table:table-cell>
          <table:table-cell table:style-name="ce17" office:value-type="string" calcext:value-type="string">
            <text:p><text:span text:style-name="T4">00:00hs:</text:span></text:p>
            <text:p><text:span text:style-name="T4">Durmiendo</text:span></text:p>
            <text:p><text:span text:style-name="T9">03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03:00hs:</text:p>
            <text:p>Durmiendo</text:p>
            <text:p><text:span text:style-name="T3">06:00hs</text:span></text:p>
          </table:table-cell>
          <table:table-cell table:style-name="ce17" office:value-type="string" calcext:value-type="string">
            <text:p><text:span text:style-name="T4">03:00hs:</text:span></text:p>
            <text:p><text:span text:style-name="T4">Durmiendo</text:span></text:p>
            <text:p><text:span text:style-name="T9">06:00hs</text:span></text:p>
          </table:table-cell>
          <table:table-cell table:style-name="ce17" office:value-type="string" calcext:value-type="string">
            <text:p><text:span text:style-name="T4">03:00hs:</text:span></text:p>
            <text:p><text:span text:style-name="T4">Durmiendo</text:span></text:p>
            <text:p><text:span text:style-name="T9">06:00hs</text:span></text:p>
          </table:table-cell>
          <table:table-cell table:style-name="ce17" office:value-type="string" calcext:value-type="string">
            <text:p><text:span text:style-name="T4">03:00hs:</text:span></text:p>
            <text:p><text:span text:style-name="T4">Durmiendo</text:span></text:p>
            <text:p><text:span text:style-name="T9">06:00hs</text:span></text:p>
          </table:table-cell>
          <table:table-cell table:style-name="ce17" office:value-type="string" calcext:value-type="string">
            <text:p><text:span text:style-name="T4">03:00hs:</text:span></text:p>
            <text:p><text:span text:style-name="T4">Durmiendo</text:span></text:p>
            <text:p><text:span text:style-name="T9">06:00hs</text:span></text:p>
          </table:table-cell>
          <table:table-cell table:style-name="ce17" office:value-type="string" calcext:value-type="string">
            <text:p><text:span text:style-name="T4">03:00hs:</text:span></text:p>
            <text:p><text:span text:style-name="T4">Durmiendo</text:span></text:p>
            <text:p><text:span text:style-name="T9">06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2">
          <table:table-cell table:style-name="ce1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06:00hs:</text:p>
            <text:p>Durmiendo</text:p>
            <text:p><text:span text:style-name="T3">09:00hs</text:span></text:p>
          </table:table-cell>
          <table:table-cell office:value-type="string" calcext:value-type="string">
            <text:p><text:span text:style-name="T4">06:00hs:</text:span></text:p>
            <text:p><text:span text:style-name="T4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9">09:00hs</text:span></text:p>
          </table:table-cell>
          <table:table-cell office:value-type="string" calcext:value-type="string">
            <text:p><text:span text:style-name="T4">06:00hs:</text:span></text:p>
            <text:p><text:span text:style-name="T4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9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9">09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09:00hs:</text:p>
            <text:p><text:span text:style-name="T4">Estudio/Trabajo</text:span></text:p>
            <text:p><text:span text:style-name="T3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9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9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9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9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9">12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6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7"/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6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7"/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3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<text:span text:style-name="T4">11:35hs:</text:span></text:p>
            <text:p><text:span text:style-name="T4">Reflexión</text:span></text:p>
            <text:p><text:span text:style-name="T9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9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3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12:00hs:</text:p>
            <text:p>Estudio/Trabajo</text:p>
            <text:p><text:span text:style-name="T3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9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9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9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9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9">15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3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15:00hs:</text:p>
            <text:p>Estudio/Trabajo</text:p>
            <text:p><text:span text:style-name="T3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9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9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9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9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9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4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18:00hs:</text:p>
            <text:p><text:span text:style-name="T4">Espacio de</text:span></text:p>
            <text:p><text:span text:style-name="T4">Juego</text:span></text:p>
            <text:p><text:span text:style-name="T3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9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9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9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9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9">21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3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9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9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9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9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9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4">21:30hs:Regar el</text:span></text:p>
            <text:p><text:span text:style-name="T4">Jardín</text:span></text:p>
            <text:p><text:span text:style-name="T9">22:00hs</text:span></text:p>
          </table:table-cell>
          <table:table-cell table:style-name="ce19"/>
          <table:covered-table-cell table:style-name="ce29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10:04:45.05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2-07-25T11:05:59.782000000</dc:date>
    <meta:editing-duration>PT1H2M1S</meta:editing-duration>
    <meta:editing-cycles>15</meta:editing-cycles>
    <meta:generator>LibreOffice/7.3.3.2$Windows_X86_64 LibreOffice_project/d1d0ea68f081ee2800a922cac8f79445e4603348</meta:generator>
    <meta:document-statistic meta:table-count="1" meta:cell-count="2997" meta:object-count="10"/>
  </office:meta>
</office:document-meta>
</file>